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Graphik Babbel LCG" svg:font-family="'Graphik Babbel LCG', sans-serif"/>
    <style:font-face style:name="Graphik LC" svg:font-family="'Graphik LC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orbel"/>
    </style:style>
    <style:style style:name="P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87910" style:font-size-asian="11pt" style:font-style-asian="italic" style:font-size-complex="11pt" style:font-style-complex="italic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00c88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5bb90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d035b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15a3a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ebd10" officeooo:paragraph-rsid="011ebd10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00c88" officeooo:paragraph-rsid="01200c88" style:font-size-asian="11pt" style:font-style-asian="italic" style:font-size-complex="11pt" style:font-style-complex="italic"/>
    </style:style>
    <style:style style:name="P10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style:font-size-asian="11pt" style:font-style-asian="italic" style:font-size-complex="11pt" style:font-style-complex="italic"/>
    </style:style>
    <style:style style:name="P11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officeooo:paragraph-rsid="0117c36b" style:font-size-asian="11pt" style:font-style-asian="italic" style:font-size-complex="11pt" style:font-style-complex="italic"/>
    </style:style>
    <style:style style:name="P12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7c36b" officeooo:paragraph-rsid="0117c36b" style:font-size-asian="11pt" style:font-style-asian="italic" style:font-size-complex="11pt" style:font-style-complex="italic"/>
    </style:style>
    <style:style style:name="P13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940e0" officeooo:paragraph-rsid="011940e0" style:font-size-asian="11pt" style:font-style-asian="italic" style:font-size-complex="11pt" style:font-style-complex="italic"/>
    </style:style>
    <style:style style:name="P14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940e0" officeooo:paragraph-rsid="011b1fdb" style:font-size-asian="11pt" style:font-style-asian="italic" style:font-size-complex="11pt" style:font-style-complex="italic"/>
    </style:style>
    <style:style style:name="P15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b1fdb" officeooo:paragraph-rsid="011b1fdb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b1fdb" officeooo:paragraph-rsid="011b1fdb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d035b" officeooo:paragraph-rsid="011d035b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e1dbb" officeooo:paragraph-rsid="011e1dbb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1c9af" officeooo:paragraph-rsid="011ebd10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00c88" officeooo:paragraph-rsid="01215a3a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2162a" officeooo:paragraph-rsid="01215a3a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2162a" officeooo:paragraph-rsid="0122162a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2162a" officeooo:paragraph-rsid="01230697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30697" officeooo:paragraph-rsid="01230697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30697" officeooo:paragraph-rsid="0122162a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30697" officeooo:paragraph-rsid="012552b0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552b0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6fd09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60ab5" officeooo:paragraph-rsid="01260ab5" style:font-size-asian="11pt" style:font-style-asian="italic" style:font-weight-asian="bold" style:font-size-complex="11pt" style:font-style-complex="italic" style:font-weight-complex="bold"/>
    </style:style>
    <style:style style:name="P3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33c1fa" officeooo:paragraph-rsid="0115bb90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bold" officeooo:rsid="01215a3a" officeooo:paragraph-rsid="01215a3a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bold" officeooo:rsid="01215a3a" officeooo:paragraph-rsid="01260ab5" style:font-size-asian="11pt" style:font-style-asian="italic" style:font-weight-asian="bold" style:font-size-complex="11pt" style:font-style-complex="italic" style:font-weight-complex="bold"/>
    </style:style>
    <style:style style:name="P3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bold" officeooo:rsid="01215a3a" officeooo:paragraph-rsid="0126fd09" style:font-size-asian="11pt" style:font-style-asian="italic" style:font-weight-asian="bold" style:font-size-complex="11pt" style:font-style-complex="italic" style:font-weight-complex="bold"/>
    </style:style>
    <style:style style:name="P3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text-line-through-style="none" style:text-line-through-type="none" style:font-name="Corbel" fo:font-size="11pt" fo:letter-spacing="normal" fo:language="en" fo:country="US" fo:font-style="normal" style:text-underline-style="none" fo:font-weight="normal" officeooo:rsid="0110ff5b" style:text-blinking="false" style:font-size-asian="11pt" style:font-style-asian="italic" style:font-size-complex="11pt" style:font-style-complex="italic" loext:padding="0in" loext:border="none"/>
    </style:style>
    <style:style style:name="P35" style:family="paragraph" style:parent-style-name="Standard">
      <style:paragraph-properties fo:margin-top="0in" fo:margin-bottom="0.0402in" style:contextual-spacing="false"/>
      <style:text-properties fo:font-variant="normal" fo:text-transform="none" fo:color="#151515" loext:opacity="100%" style:font-name="Graphik LC" fo:font-size="12pt" fo:letter-spacing="normal" fo:language="en" fo:country="US" fo:font-style="normal" style:text-underline-style="none" fo:font-weight="bold" officeooo:rsid="0122162a" officeooo:paragraph-rsid="0122162a" style:font-size-asian="11pt" style:font-style-asian="italic" style:font-weight-asian="bold" style:font-size-complex="11pt" style:font-style-complex="italic" style:font-weight-complex="bold"/>
    </style:style>
    <style:style style:name="P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30697" officeooo:paragraph-rsid="0126fd09" style:font-size-asian="11pt" style:font-style-asian="italic" style:font-weight-asian="bold" style:font-size-complex="11pt" style:font-style-complex="italic" style:font-weight-complex="bold"/>
    </style:style>
    <style:style style:name="P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9f7f2" style:font-size-asian="11pt" style:font-style-asian="italic" style:font-weight-asian="bold" style:font-size-complex="11pt" style:font-style-complex="italic" style:font-weight-complex="bold"/>
    </style:style>
    <style:style style:name="P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a7018" officeooo:paragraph-rsid="012a7018" style:font-size-asian="11pt" style:font-style-asian="italic" style:font-weight-asian="bold" style:font-size-complex="11pt" style:font-style-complex="italic" style:font-weight-complex="bold"/>
    </style:style>
    <style:style style:name="P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bold" officeooo:rsid="01215a3a" officeooo:paragraph-rsid="0129f7f2" style:font-size-asian="11pt" style:font-style-asian="italic" style:font-weight-asian="bold" style:font-size-complex="11pt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text-underline-style="solid" style:text-underline-width="auto" style:text-underline-color="font-color" officeooo:rsid="0115bb90"/>
    </style:style>
    <style:style style:name="T5" style:family="text">
      <style:text-properties style:font-style-asian="italic" style:font-style-complex="italic"/>
    </style:style>
    <style:style style:name="T6" style:family="text">
      <style:text-properties style:text-line-through-style="none" style:text-line-through-type="none" style:text-underline-style="solid" style:text-underline-width="auto" style:text-underline-color="font-color" officeooo:rsid="00981ee4"/>
    </style:style>
    <style:style style:name="T7" style:family="text">
      <style:text-properties officeooo:rsid="0117c36b"/>
    </style:style>
    <style:style style:name="T8" style:family="text">
      <style:text-properties officeooo:rsid="011940e0"/>
    </style:style>
    <style:style style:name="T9" style:family="text">
      <style:text-properties officeooo:rsid="011b1fdb"/>
    </style:style>
    <style:style style:name="T10" style:family="text">
      <style:text-properties fo:font-variant="normal" fo:text-transform="none" fo:color="#202124" loext:opacity="100%" style:text-line-through-style="none" style:text-line-through-type="none" fo:font-size="8pt" fo:letter-spacing="normal" fo:language="en" fo:country="US" fo:font-style="normal" style:text-underline-style="none" fo:font-weight="normal" officeooo:rsid="0110ff5b" style:text-blinking="false" style:font-size-asian="8pt" style:font-style-asian="italic" style:font-size-complex="8pt" style:font-style-complex="italic" loext:padding="0in" loext:border="none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981ee4"/>
    </style:style>
    <style:style style:name="T14" style:family="text">
      <style:text-properties officeooo:rsid="011d035b"/>
    </style:style>
    <style:style style:name="T15" style:family="text">
      <style:text-properties officeooo:rsid="011e1dbb"/>
    </style:style>
    <style:style style:name="T16" style:family="text">
      <style:text-properties officeooo:rsid="01230697"/>
    </style:style>
    <style:style style:name="T17" style:family="text">
      <style:text-properties officeooo:rsid="012433a0"/>
    </style:style>
    <style:style style:name="T18" style:family="text">
      <style:text-properties officeooo:rsid="012552b0"/>
    </style:style>
    <style:style style:name="T19" style:family="text">
      <style:text-properties fo:font-weight="bold"/>
    </style:style>
    <style:style style:name="T20" style:family="text">
      <style:text-properties officeooo:rsid="01260ab5"/>
    </style:style>
    <style:style style:name="T21" style:family="text">
      <style:text-properties officeooo:rsid="0126fd09"/>
    </style:style>
    <style:style style:name="T22" style:family="text">
      <style:text-properties officeooo:rsid="0127c8a3"/>
    </style:style>
    <style:style style:name="T23" style:family="text">
      <style:text-properties officeooo:rsid="0129c585"/>
    </style:style>
    <style:style style:name="T24" style:family="text">
      <style:text-properties officeooo:rsid="0129f7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The Verb Sein (To Be) In</text:span><text:span text:style-name="T6"> German | German I</text:span><text:span text:style-name="T3">n 60 Seconds</text:span><text:span text:style-name="T13"> <text:s/></text:span><text:a xlink:type="simple" xlink:href="https://youtu.be/AgzBKT3EE6U" text:style-name="Internet_20_link" text:visited-style-name="Visited_20_Internet_20_Link">https://youtu.be/AgzBKT3EE6U</text:a><text:span text:style-name="T10"> </text:span></text:p>
      <text:p text:style-name="P34"/>
      <text:p text:style-name="P10"/>
      <text:p text:style-name="P11"><text:span text:style-name="T7">Sein oder Nichtsein<text:tab/><text:tab/>[</text:span><text:span text:style-name="T8">żajd oda niħt-żajd</text:span><text:span text:style-name="T7">]</text:span><text:tab/><text:tab/>To <text:span text:style-name="T7">be or not to be.</text:span></text:p>
      <text:p text:style-name="P12"/>
      <text:p text:style-name="P13">Wer bin ich?<text:tab/><text:tab/><text:tab/>[ver bin iħx]<text:tab/><text:tab/><text:tab/>Who am I?</text:p>
      <text:p text:style-name="P13"/>
      <text:p text:style-name="P13"/>
      <text:p text:style-name="P13">Ich bin<text:tab/></text:p>
      <text:p text:style-name="P13"/>
      <text:p text:style-name="P13">du bist</text:p>
      <text:p text:style-name="P13"/>
      <text:p text:style-name="P13">er/sie/es ist</text:p>
      <text:p text:style-name="P13"/>
      <text:p text:style-name="P13">wir sind<text:tab/><text:tab/><text:tab/><text:tab/>[vi<text:span text:style-name="T17">ja</text:span> żind]<text:tab/><text:tab/><text:tab/>we are plural</text:p>
      <text:p text:style-name="P13"/>
      <text:p text:style-name="P13">ihr seid<text:tab/><text:tab/><text:tab/><text:tab/>[ ija sajd ]<text:tab/><text:tab/><text:tab/>you are plural</text:p>
      <text:p text:style-name="P13"/>
      <text:p text:style-name="P13">sie sind<text:tab/><text:tab/><text:tab/><text:tab/>[żi żind]<text:tab/><text:tab/><text:tab/>they are</text:p>
      <text:p text:style-name="P13"/>
      <text:p text:style-name="P13"/>
      <text:p text:style-name="P13">Ich bin Anna<text:tab/><text:tab/><text:tab/>← combined with a name</text:p>
      <text:p text:style-name="P13"/>
      <text:p text:style-name="P13">Du bist <text:tab/>aufmerksam<text:tab/><text:tab/>← or with an adjective<text:tab/><text:tab/>You are attentive</text:p>
      <text:p text:style-name="P13">[du bist awf-merk-żam]</text:p>
      <text:p text:style-name="P13"/>
      <text:p text:style-name="P13">Sie sind beeindruckt<text:tab/><text:tab/>← Or even with a particple<text:tab/>They are impressed</text:p>
      <text:p text:style-name="P13">[żi żind b<text:span text:style-name="T9">i-</text:span>ajnd-rukt]</text:p>
      <text:p text:style-name="P13"/>
      <text:p text:style-name="P14">(A participle is a word derived from a verb that can be used as an adjective or to form certain verb tenses.) </text:p>
      <text:p text:style-name="P13"/>
      <text:p text:style-name="P15">aufmerksam<text:tab/>← <text:tab/>attentive</text:p>
      <text:p text:style-name="P15">[ awf-merk-żam ]</text:p>
      <text:p text:style-name="P15"/>
      <text:p text:style-name="P15">beeindruckt<text:tab/>←<text:tab/>impressed</text:p>
      <text:p text:style-name="P15">[ bi-ajnd-rukt ]</text:p>
      <text:p text:style-name="P5">_________________________________________________________________________________________________</text:p>
      <text:p text:style-name="P5"/>
      <text:p text:style-name="P30">Learn German: Is German Easy? | German Cognates | German In 60 Seconds<text:span text:style-name="T12"> <text:s/></text:span><text:a xlink:type="simple" xlink:href="https://www.youtube.com/watch?v=XNfdwkPe8ck" text:style-name="Internet_20_link" text:visited-style-name="Visited_20_Internet_20_Link">https://www.youtube.com/watch?v=XNfdwkPe8ck</text:a><text:span text:style-name="T11"> </text:span></text:p>
      <text:p text:style-name="P5"/>
      <text:p text:style-name="P16">singen<text:tab/><text:tab/><text:tab/>[żin-gen]<text:tab/><text:tab/><text:tab/>to sing</text:p>
      <text:p text:style-name="P16"/>
      <text:p text:style-name="P16">bringen<text:tab/><text:tab/><text:tab/>[ brin-gen ]<text:tab/><text:tab/><text:tab/>to bring<text:tab/><text:tab/></text:p>
      <text:p text:style-name="P16"/>
      <text:p text:style-name="P16">finden<text:tab/><text:tab/><text:tab/>[ find-in ]<text:tab/><text:tab/><text:tab/>to find</text:p>
      <text:p text:style-name="P16"/>
      <text:p text:style-name="P16">fallen<text:tab/><text:tab/><text:tab/><text:span text:style-name="T14">[ fal-in ]<text:tab/><text:tab/><text:tab/><text:tab/>to fall</text:span></text:p>
      <text:p text:style-name="P16"/>
      <text:p text:style-name="P16">profitieren<text:tab/><text:tab/>[ pro-fi-ti-rin ]<text:tab/><text:tab/><text:tab/>to profit</text:p>
      <text:p text:style-name="P16"><text:tab/><text:tab/></text:p>
      <text:p text:style-name="P17">kochen<text:tab/><text:tab/><text:tab/>[ koħ-in ]<text:tab/><text:tab/><text:tab/>to cook</text:p>
      <text:p text:style-name="P17">schwimmen<text:tab/><text:tab/>[ xwim-men ]<text:tab/><text:tab/><text:tab/>to swim</text:p>
      <text:p text:style-name="P17"/>
      <text:p text:style-name="P17"><text:soft-page-break/>sehen<text:tab/><text:tab/><text:tab/>[ żin ]<text:tab/><text:tab/><text:tab/><text:tab/>to see</text:p>
      <text:p text:style-name="P17"/>
      <text:p text:style-name="P17">Ich bringe <text:span text:style-name="T15">e</text:span>in Buch zur Schule<text:tab/><text:tab/><text:tab/><text:tab/>I bring a book to school</text:p>
      <text:p text:style-name="P18">[ iħx brin-ge ajn<text:tab/>buħ zu xu-le ]</text:p>
      <text:p text:style-name="P17"/>
      <text:p text:style-name="P6">_________________________________________________________________________________________________</text:p>
      <text:p text:style-name="P6"/>
      <text:p text:style-name="P31">Lesson 1</text:p>
      <text:p text:style-name="P31"/>
      <text:p text:style-name="P18">hallo<text:tab/><text:tab/>ħalo</text:p>
      <text:p text:style-name="P18">danke<text:tab/><text:tab/>danka</text:p>
      <text:p text:style-name="P18">tschüss<text:tab/><text:tab/>ċquss</text:p>
      <text:p text:style-name="P18"/>
      <text:p text:style-name="P18">Hallo, ich bin Freddy.</text:p>
      <text:p text:style-name="P18">Hallo Freddy, Ich bin Ma<text:span text:style-name="T18">r</text:span>ia.</text:p>
      <text:p text:style-name="P18"/>
      <text:p text:style-name="P18">Willkommen in Berlin!<text:tab/><text:tab/><text:tab/><text:tab/><text:tab/>Welcome to Berlin</text:p>
      <text:p text:style-name="P18">[ vil-kommin in berlin ]</text:p>
      <text:p text:style-name="P18"/>
      <text:p text:style-name="P8">Danke!</text:p>
      <text:p text:style-name="P18"/>
      <text:p text:style-name="P8">Tschüss Freddy!</text:p>
      <text:p text:style-name="P8"/>
      <text:p text:style-name="P8">Bis später, Maria<text:tab/><text:tab/><text:tab/><text:tab/><text:tab/>See you later, Maria.</text:p>
      <text:p text:style-name="P8">[ bis, xpej-ta marija ]</text:p>
      <text:p text:style-name="P8"/>
      <text:p text:style-name="P8">bis<text:tab/><text:tab/>← <text:tab/>until</text:p>
      <text:p text:style-name="P8">später<text:tab/><text:tab/>←<text:tab/>later</text:p>
      <text:p text:style-name="P8">bis später<text:tab/>← <text:tab/>see you later</text:p>
      <text:p text:style-name="P8"/>
      <text:p text:style-name="P8"/>
      <text:p text:style-name="P4">_________________________________________________________________________________________________</text:p>
      <text:p text:style-name="P4"/>
      <text:p text:style-name="P4"/>
      <text:p text:style-name="P31">Lesson 2</text:p>
      <text:p text:style-name="P31"/>
      <text:p text:style-name="P9">Wie geht’s dir?</text:p>
      <text:p text:style-name="P9">[ Vi gets’s dija? ]</text:p>
      <text:p text:style-name="P9"/>
      <text:p text:style-name="P9">Mir geht’s gut</text:p>
      <text:p text:style-name="P9">[ Mija getz gut ]</text:p>
      <text:p text:style-name="P9"/>
      <text:p text:style-name="P9"/>
      <text:p text:style-name="P9"/>
      <text:p text:style-name="P9">Hallo Freddy!</text:p>
      <text:p text:style-name="P9"><text:tab/><text:tab/><text:tab/><text:tab/><text:tab/>Hallo Maria, wie geht’s dir?</text:p>
      <text:p text:style-name="P9">Mir geht’s gut, danke. Und dir?</text:p>
      <text:p text:style-name="P9"><text:soft-page-break/><text:tab/><text:tab/><text:tab/><text:tab/><text:tab/>Mir geht’s auch gut.</text:p>
      <text:p text:style-name="P9">Bis später, Freddy!<text:tab/><text:tab/></text:p>
      <text:p text:style-name="P9"><text:tab/><text:tab/><text:tab/><text:tab/><text:tab/>Bis später, Maria.</text:p>
      <text:p text:style-name="P9"/>
      <text:p text:style-name="P19"/>
      <text:p text:style-name="P7">_________________________________________________________________________________________________</text:p>
      <text:p text:style-name="P7"/>
      <text:p text:style-name="P31">Lesson 3</text:p>
      <text:p text:style-name="P31"/>
      <text:p text:style-name="P20">Guten Tag</text:p>
      <text:p text:style-name="P21"/>
      <text:p text:style-name="P22">Wie geht es Ihnen?<text:tab/><text:tab/><text:tab/><text:tab/><text:tab/><text:tab/>How are you (formal)? </text:p>
      <text:p text:style-name="P22"/>
      <text:p text:style-name="P22">Mir geht es gut</text:p>
      <text:p text:style-name="P22"/>
      <text:p text:style-name="P22">Auf Wiedersehen</text:p>
      <text:p text:style-name="P22"/>
      <text:p text:style-name="P22">Guten Tag, mein Name ist Robinson.</text:p>
      <text:p text:style-name="P22"/>
      <text:p text:style-name="P22">Freut mich, Herr Robinson. Mein Name ist Wendel<text:tab/><text:tab/>I'm pleased, Mr. Robinson. My name is Wendel</text:p>
      <text:p text:style-name="P22">[ Frojt miħ, ħer Robinsin. Majn name ist ven-dil ]</text:p>
      <text:p text:style-name="P22"/>
      <text:p text:style-name="P22">Freut mich, Frau Wendel. Wie geht es Ihnen?</text:p>
      <text:p text:style-name="P22"/>
      <text:p text:style-name="P22">Mir geht es gut, danke.</text:p>
      <text:p text:style-name="P22"/>
      <text:p text:style-name="P22">Vielen Dank. <text:s/>Auf Wiedersehen.<text:tab/><text:tab/><text:tab/><text:tab/>[ filen dank. Awf vidażen ]</text:p>
      <text:p text:style-name="P22"/>
      <text:p text:style-name="P22">Auf Wiedersehen, Herr Robinson.</text:p>
      <text:p text:style-name="P22"/>
      <text:p text:style-name="P22"/>
      <text:p text:style-name="P22"/>
      <text:p text:style-name="P23">Freut mich<text:tab/><text:tab/><text:span text:style-name="T16">[ frojt miħ ]<text:tab/><text:tab/>I’m pleased</text:span></text:p>
      <text:p text:style-name="P24">Freut<text:tab/><text:tab/><text:tab/><text:tab/><text:tab/><text:tab/>Happy</text:p>
      <text:p text:style-name="P24">mich<text:tab/><text:tab/><text:tab/><text:tab/><text:tab/><text:tab/>me</text:p>
      <text:p text:style-name="P24"/>
      <text:p text:style-name="P24">Vielen<text:tab/><text:tab/><text:tab/>[ filin ]<text:tab/><text:tab/><text:tab/>Many</text:p>
      <text:p text:style-name="P24">Dank<text:tab/><text:tab/><text:tab/>[ dank ]</text:p>
      <text:p text:style-name="P27">_________________________________________________________________________________________________</text:p>
      <text:p text:style-name="P27"/>
      <text:p text:style-name="P32">Lesson <text:span text:style-name="T20">4</text:span></text:p>
      <text:p text:style-name="P32"/>
      <text:p text:style-name="P25">bitte<text:tab/><text:tab/><text:tab/>please</text:p>
      <text:p text:style-name="P25"/>
      <text:p text:style-name="P25">Du bist Britta.<text:tab/><text:tab/>You are Britta.</text:p>
      <text:p text:style-name="P29">Bist du Britta?</text:p>
      <text:p text:style-name="P25"/>
      <text:p text:style-name="P25"><text:soft-page-break/>Ich bin Birgitt. <text:tab/><text:tab/>I am Birgitt.</text:p>
      <text:p text:style-name="P25"/>
      <text:p text:style-name="P26">Bier<text:tab/><text:tab/><text:tab/>Beer</text:p>
      <text:p text:style-name="P26"/>
      <text:p text:style-name="P26">Wie geht es Ihnen?<text:tab/>How are you?</text:p>
      <text:p text:style-name="P35"/>
      <text:p text:style-name="P35"/>
      <text:p text:style-name="P25">If followed by <text:span text:style-name="T19">two consonants</text:span>, the <text:span text:style-name="T19">i </text:span>is short.</text:p>
      <text:p text:style-name="P25"/>
      <text:p text:style-name="P25">bi<text:span text:style-name="T19">tt</text:span>e</text:p>
      <text:p text:style-name="P25"/>
      <text:p text:style-name="P25">Bist du Bri<text:span text:style-name="T19">tt</text:span>a?</text:p>
      <text:p text:style-name="P25"/>
      <text:p text:style-name="P25">If followed by only one consonant, i is usually long, and is <text:span text:style-name="T19">always</text:span> long if followed by an <text:span text:style-name="T19">e</text:span> or an <text:span text:style-name="T19">h</text:span>.</text:p>
      <text:p text:style-name="P25"/>
      <text:p text:style-name="P25">Auf Wi<text:span text:style-name="T19">e</text:span>dersehen!</text:p>
      <text:p text:style-name="P25"/>
      <text:p text:style-name="P25">Wie geht es I<text:span text:style-name="T19">h</text:span>nen?</text:p>
      <text:p text:style-name="P25"/>
      <text:p text:style-name="P25"/>
      <text:p text:style-name="P25">Mir geht's gut!</text:p>
      <text:p text:style-name="P25">Wie geht's dir?</text:p>
      <text:p text:style-name="P25">Bis später!</text:p>
      <text:p text:style-name="P25">Auf Wiedersehen!</text:p>
      <text:p text:style-name="P25">Wie geht es Ihnen?</text:p>
      <text:p text:style-name="P25">Mein Name ist Robinson.</text:p>
      <text:p text:style-name="P25">Guten Tag!</text:p>
      <text:p text:style-name="P25">Danke.</text:p>
      <text:p text:style-name="P25">Hallo, ich bin Freddy.</text:p>
      <text:p text:style-name="P25">Tschüss.</text:p>
      <text:p text:style-name="P25"/>
      <text:p text:style-name="P28">_________________________________________________________________________________________________</text:p>
      <text:p text:style-name="P28"/>
      <text:p text:style-name="P33">Lesson <text:span text:style-name="T21">5</text:span></text:p>
      <text:p text:style-name="P33"/>
      <text:p text:style-name="P36">Los geht's!<text:tab/><text:tab/><text:span text:style-name="T22">Here we go!</text:span></text:p>
      <text:p text:style-name="P36"/>
      <text:p text:style-name="P36">Mir geht's gut.<text:tab/><text:tab/><text:span text:style-name="T23">I’m good.</text:span></text:p>
      <text:p text:style-name="P36"/>
      <text:p text:style-name="P36">Mein Name ist Robinson.</text:p>
      <text:p text:style-name="P36"/>
      <text:p text:style-name="P36">Wie geht es Ihnen?</text:p>
      <text:p text:style-name="P36"/>
      <text:p text:style-name="P36"/>
      <text:p text:style-name="P36"/>
      <text:p text:style-name="P36"/>
      <text:p text:style-name="P37">_________________________________________________________________________________________________</text:p>
      <text:p text:style-name="P37"><text:soft-page-break/></text:p>
      <text:p text:style-name="P39">Lesson <text:span text:style-name="T24">6</text:span></text:p>
      <text:p text:style-name="P36"/>
      <text:p text:style-name="P36">der Buchstabe<text:tab/><text:tab/><text:tab/><text:span text:style-name="T24">[ der bux-ta-be ]</text:span></text:p>
      <text:p text:style-name="P36">the letter</text:p>
      <text:p text:style-name="P36"/>
      <text:p text:style-name="P36">buchstabieren<text:tab/><text:tab/><text:tab/><text:span text:style-name="T24">[ bux-ta-bi-ren ]</text:span></text:p>
      <text:p text:style-name="P36">to spell</text:p>
      <text:p text:style-name="P36"/>
      <text:p text:style-name="P36">Wie buchstabiert man das? <text:tab/><text:span text:style-name="T24">[ vi <text:s/>bux-ta-bi-jet <text:s/>man das?]</text:span></text:p>
      <text:p text:style-name="P36">How do you spell that?</text:p>
      <text:p text:style-name="P36"/>
      <text:p text:style-name="P38">Bild</text:p>
      <text:p text:style-name="P38">picture</text:p>
      <text:p text:style-name="P3">_________________________________________________________________________________________________</text:p>
      <text:p text:style-name="P2"><text:span text:style-name="T5">Ż ż<text:tab/></text:span>Ħ ħ <text:tab/>Ċ ċ<text:tab/>Ġ ġ <text:tab/>Ä ä<text:tab/>Ö ö<text:tab/>Ü ü <text:tab/>ẞ ß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Graphik Babbel LCG" svg:font-family="'Graphik Babbel LCG', sans-serif"/>
    <style:font-face style:name="Graphik LC" svg:font-family="'Graphik LC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4-10T20:55:22.049080154</dc:date>
    <meta:editing-duration>PT22H43M54S</meta:editing-duration>
    <meta:editing-cycles>136</meta:editing-cycles>
    <meta:generator>LibreOffice/7.3.7.2$Linux_X86_64 LibreOffice_project/30$Build-2</meta:generator>
    <meta:document-statistic meta:table-count="0" meta:image-count="0" meta:object-count="0" meta:page-count="5" meta:paragraph-count="120" meta:word-count="578" meta:character-count="3822" meta:non-whitespace-character-count="3210"/>
  </office:meta>
</office:document-meta>
</file>